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35cm" fo:min-width="0.084cm"/>
    </style:style>
    <style:style style:name="gr2" style:family="graphic" style:parent-style-name="standard">
      <style:graphic-properties draw:textarea-horizontal-align="justify" draw:textarea-vertical-align="middle" draw:auto-grow-height="false" fo:min-height="0.336cm" fo:min-width="0.084cm"/>
    </style:style>
    <style:style style:name="gr3" style:family="graphic" style:parent-style-name="standard">
      <style:graphic-properties draw:textarea-horizontal-align="justify" draw:textarea-vertical-align="middle" draw:auto-grow-height="false" fo:min-height="0.578cm" fo:min-width="3.73cm"/>
    </style:style>
    <style:style style:name="gr4" style:family="graphic" style:parent-style-name="standard">
      <style:graphic-properties draw:textarea-horizontal-align="justify" draw:textarea-vertical-align="middle" draw:auto-grow-height="false" fo:min-height="0.416cm" fo:min-width="2.003cm"/>
    </style:style>
    <style:style style:name="gr5" style:family="graphic" style:parent-style-name="standard">
      <style:graphic-properties draw:textarea-horizontal-align="justify" draw:textarea-vertical-align="middle" draw:auto-grow-height="false" fo:min-height="0.416cm" fo:min-width="2.005cm"/>
    </style:style>
    <style:style style:name="gr6" style:family="graphic" style:parent-style-name="standard">
      <style:graphic-properties draw:textarea-horizontal-align="justify" draw:textarea-vertical-align="middle" draw:auto-grow-height="false" fo:min-height="0.414cm" fo:min-width="2.004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/>
      <style:paragraph-properties fo:text-align="center"/>
      <style:text-properties fo:font-size="14pt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26cm" svg:height="0.827cm" svg:x="8.081cm" svg:y="10.305cm">
          <text:p text:style-name="P1">R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26cm" svg:height="0.828cm" svg:x="11.591cm" svg:y="10.307cm">
          <text:p text:style-name="P1">R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4.23cm" svg:height="0.828cm" svg:x="8.156cm" svg:y="8.787cm">
          <text:p text:style-name="P1">concat (r<text:span text:style-name="T1">1</text:span>, r<text:span text:style-name="T1">2</text:span>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73cm" svg:height="0.736cm" svg:x="8.849cm" svg:y="6.842cm">
          <text:p text:style-name="P1">Dense (16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575cm" svg:height="0.736cm" svg:x="8.846cm" svg:y="4.888cm">
          <text:p text:style-name="P1">Dense (8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574cm" svg:height="0.734cm" svg:x="8.849cm" svg:y="3.009cm">
          <text:p text:style-name="P1">Dense (1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1.129cm" svg:height="0.55cm" svg:x="9.595cm" svg:y="1.354cm" svg:viewBox="0 0 1130 551" svg:d="M0 551v-551h551v551zM579 551v-551h551v551z">
          <text:p text:style-name="P1">1 <text:s/>0</text:p>
        </draw:path>
        <draw:line draw:style-name="gr8" draw:text-style-name="P2" draw:layer="layout" svg:x1="8.572cm" svg:y1="10.356cm" svg:x2="10.318cm" svg:y2="9.621cm">
          <text:p/>
        </draw:line>
        <draw:line draw:style-name="gr8" draw:text-style-name="P2" draw:layer="layout" svg:x1="11.973cm" svg:y1="10.264cm" svg:x2="10.319cm" svg:y2="9.621cm">
          <text:p/>
        </draw:line>
        <draw:line draw:style-name="gr8" draw:text-style-name="P2" draw:layer="layout" svg:x1="10.227cm" svg:y1="8.793cm" svg:x2="10.227cm" svg:y2="7.598cm">
          <text:p/>
        </draw:line>
        <draw:line draw:style-name="gr8" draw:text-style-name="P2" draw:layer="layout" svg:x1="10.135cm" svg:y1="6.771cm" svg:x2="10.135cm" svg:y2="5.668cm">
          <text:p/>
        </draw:line>
        <draw:line draw:style-name="gr8" draw:text-style-name="P2" draw:layer="layout" svg:x1="10.135cm" svg:y1="4.841cm" svg:x2="10.135cm" svg:y2="3.83cm">
          <text:p/>
        </draw:line>
        <draw:line draw:style-name="gr8" draw:text-style-name="P2" draw:layer="layout" svg:x1="10.136cm" svg:y1="3.042cm" svg:x2="10.136cm" svg:y2="2.0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5:13:29.900000000</meta:creation-date>
    <dc:date>2019-06-04T16:09:52.783000000</dc:date>
    <meta:editing-duration>PT46M10S</meta:editing-duration>
    <meta:editing-cycles>4</meta:editing-cycles>
    <meta:generator>LibreOffice/6.2.2.2$Windows_x86 LibreOffice_project/2b840030fec2aae0fd2658d8d4f9548af4e3518d</meta:generator>
    <meta:document-statistic meta:object-count="13"/>
  </office:meta>
</office:document-meta>
</file>